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2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number-columns-repeated="1016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0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0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0" office:value-type="string" calcext:value-type="string">
            <text:p>Функцию удалить <text:s text:c="5"/>в SC2 нет кнопки 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0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0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9:34.770491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01T10:15:18.447218606</dc:date>
    <meta:editing-duration>PT4H19M54S</meta:editing-duration>
    <meta:editing-cycles>50</meta:editing-cycles>
    <meta:document-statistic meta:table-count="1" meta:cell-count="519" meta:object-count="0"/>
  </office:meta>
</office:document-meta>
</file>